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1.262cm"/>
    </style:style>
    <style:style style:name="co2" style:family="table-column">
      <style:table-column-properties fo:break-before="auto" style:column-width="11.07cm"/>
    </style:style>
    <style:style style:name="co3" style:family="table-column">
      <style:table-column-properties fo:break-before="auto" style:column-width="10.567cm"/>
    </style:style>
    <style:style style:name="co4" style:family="table-column">
      <style:table-column-properties fo:break-before="auto" style:column-width="10.261cm"/>
    </style:style>
    <style:style style:name="co5" style:family="table-column">
      <style:table-column-properties fo:break-before="auto" style:column-width="11.571cm"/>
    </style:style>
    <style:style style:name="co6" style:family="table-column">
      <style:table-column-properties fo:break-before="auto" style:column-width="11.418cm"/>
    </style:style>
    <style:style style:name="co7" style:family="table-column">
      <style:table-column-properties fo:break-before="auto" style:column-width="10.051cm"/>
    </style:style>
    <style:style style:name="co8" style:family="table-column">
      <style:table-column-properties fo:break-before="auto" style:column-width="9.65cm"/>
    </style:style>
    <style:style style:name="co9" style:family="table-column">
      <style:table-column-properties fo:break-before="auto" style:column-width="7.518cm"/>
    </style:style>
    <style:style style:name="co10" style:family="table-column">
      <style:table-column-properties fo:break-before="auto" style:column-width="8.744cm"/>
    </style:style>
    <style:style style:name="co11" style:family="table-column">
      <style:table-column-properties fo:break-before="auto" style:column-width="2.893cm"/>
    </style:style>
    <style:style style:name="co12" style:family="table-column">
      <style:table-column-properties fo:break-before="auto" style:column-width="7.731cm"/>
    </style:style>
    <style:style style:name="co13" style:family="table-column">
      <style:table-column-properties fo:break-before="auto" style:column-width="10.797cm"/>
    </style:style>
    <style:style style:name="co14" style:family="table-column">
      <style:table-column-properties fo:break-before="auto" style:column-width="9.89cm"/>
    </style:style>
    <style:style style:name="co15" style:family="table-column">
      <style:table-column-properties fo:break-before="auto" style:column-width="10.717cm"/>
    </style:style>
    <style:style style:name="co16" style:family="table-column">
      <style:table-column-properties fo:break-before="auto" style:column-width="9.49cm"/>
    </style:style>
    <style:style style:name="co17" style:family="table-column">
      <style:table-column-properties fo:break-before="auto" style:column-width="9.331cm"/>
    </style:style>
    <style:style style:name="co18" style:family="table-column">
      <style:table-column-properties fo:break-before="auto" style:column-width="12.92cm"/>
    </style:style>
    <style:style style:name="co19" style:family="table-column">
      <style:table-column-properties fo:break-before="auto" style:column-width="13.771cm"/>
    </style:style>
    <style:style style:name="co20" style:family="table-column">
      <style:table-column-properties fo:break-before="auto" style:column-width="12.845cm"/>
    </style:style>
    <style:style style:name="co21" style:family="table-column">
      <style:table-column-properties fo:break-before="auto" style:column-width="6.981cm"/>
    </style:style>
    <style:style style:name="co22" style:family="table-column">
      <style:table-column-properties fo:break-before="auto" style:column-width="12.033cm"/>
    </style:style>
    <style:style style:name="co23" style:family="table-column">
      <style:table-column-properties fo:break-before="auto" style:column-width="12.584cm"/>
    </style:style>
    <style:style style:name="co24" style:family="table-column">
      <style:table-column-properties fo:break-before="auto" style:column-width="14.529cm"/>
    </style:style>
    <style:style style:name="co25" style:family="table-column">
      <style:table-column-properties fo:break-before="auto" style:column-width="12.077cm"/>
    </style:style>
    <style:style style:name="co26" style:family="table-column">
      <style:table-column-properties fo:break-before="auto" style:column-width="9.091cm"/>
    </style:style>
    <style:style style:name="co27" style:family="table-column">
      <style:table-column-properties fo:break-before="auto" style:column-width="10.144cm"/>
    </style:style>
    <style:style style:name="co28" style:family="table-column">
      <style:table-column-properties fo:break-before="auto" style:column-width="11.148cm"/>
    </style:style>
    <style:style style:name="co29" style:family="table-column">
      <style:table-column-properties fo:break-before="auto" style:column-width="10.492cm"/>
    </style:style>
    <style:style style:name="co30" style:family="table-column">
      <style:table-column-properties fo:break-before="auto" style:column-width="13.421cm"/>
    </style:style>
    <style:style style:name="co31" style:family="table-column">
      <style:table-column-properties fo:break-before="auto" style:column-width="6.634cm"/>
    </style:style>
    <style:style style:name="co32" style:family="table-column">
      <style:table-column-properties fo:break-before="auto" style:column-width="5.63cm"/>
    </style:style>
    <style:style style:name="co33" style:family="table-column">
      <style:table-column-properties fo:break-before="auto" style:column-width="9.437cm"/>
    </style:style>
    <style:style style:name="co34" style:family="table-column">
      <style:table-column-properties fo:break-before="auto" style:column-width="14.796cm"/>
    </style:style>
    <style:style style:name="co35" style:family="table-column">
      <style:table-column-properties fo:break-before="auto" style:column-width="12.637cm"/>
    </style:style>
    <style:style style:name="co36" style:family="table-column">
      <style:table-column-properties fo:break-before="auto" style:column-width="9.998cm"/>
    </style:style>
    <style:style style:name="co37" style:family="table-column">
      <style:table-column-properties fo:break-before="auto" style:column-width="12.023cm"/>
    </style:style>
    <style:style style:name="co38" style:family="table-column">
      <style:table-column-properties fo:break-before="auto" style:column-width="10.954cm"/>
    </style:style>
    <style:style style:name="co39" style:family="table-column">
      <style:table-column-properties fo:break-before="auto" style:column-width="10.684cm"/>
    </style:style>
    <style:style style:name="co40" style:family="table-column">
      <style:table-column-properties fo:break-before="auto" style:column-width="15.312cm"/>
    </style:style>
    <style:style style:name="co41" style:family="table-column">
      <style:table-column-properties fo:break-before="auto" style:column-width="13.307cm"/>
    </style:style>
    <style:style style:name="co42" style:family="table-column">
      <style:table-column-properties fo:break-before="auto" style:column-width="10.876cm"/>
    </style:style>
    <style:style style:name="co43" style:family="table-column">
      <style:table-column-properties fo:break-before="auto" style:column-width="11.624cm"/>
    </style:style>
    <style:style style:name="co44" style:family="table-column">
      <style:table-column-properties fo:break-before="auto" style:column-width="12.227cm"/>
    </style:style>
    <style:style style:name="co45" style:family="table-column">
      <style:table-column-properties fo:break-before="auto" style:column-width="13.577cm"/>
    </style:style>
    <style:style style:name="co46" style:family="table-column">
      <style:table-column-properties fo:break-before="auto" style:column-width="9.991cm"/>
    </style:style>
    <style:style style:name="co47" style:family="table-column">
      <style:table-column-properties fo:break-before="auto" style:column-width="11.802cm"/>
    </style:style>
    <style:style style:name="co48" style:family="table-column">
      <style:table-column-properties fo:break-before="auto" style:column-width="14.002cm"/>
    </style:style>
    <style:style style:name="co49" style:family="table-column">
      <style:table-column-properties fo:break-before="auto" style:column-width="5.941cm"/>
    </style:style>
    <style:style style:name="co50" style:family="table-column">
      <style:table-column-properties fo:break-before="auto" style:column-width="10.077cm"/>
    </style:style>
    <style:style style:name="co51" style:family="table-column">
      <style:table-column-properties fo:break-before="auto" style:column-width="10.636cm"/>
    </style:style>
    <style:style style:name="co52" style:family="table-column">
      <style:table-column-properties fo:break-before="auto" style:column-width="10.414cm"/>
    </style:style>
    <style:style style:name="co53" style:family="table-column">
      <style:table-column-properties fo:break-before="auto" style:column-width="11.107cm"/>
    </style:style>
    <style:style style:name="co54" style:family="table-column">
      <style:table-column-properties fo:break-before="auto" style:column-width="11.763cm"/>
    </style:style>
    <style:style style:name="co55" style:family="table-column">
      <style:table-column-properties fo:break-before="auto" style:column-width="9.179cm"/>
    </style:style>
    <style:style style:name="co56" style:family="table-column">
      <style:table-column-properties fo:break-before="auto" style:column-width="8.177cm"/>
    </style:style>
    <style:style style:name="co57" style:family="table-column">
      <style:table-column-properties fo:break-before="auto" style:column-width="10.903cm"/>
    </style:style>
    <style:style style:name="co58" style:family="table-column">
      <style:table-column-properties fo:break-before="auto" style:column-width="9.97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6.005cm" svg:height="8.98cm" svg:x="89.457cm" svg:y="3.258cm">
            <draw:object draw:notify-on-update-of-ranges="Sheet1.K1:Sheet1.K1 Sheet1.K2:Sheet1.K44 Sheet1.L1:Sheet1.L1 Sheet1.L2:Sheet1.L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9" table:default-cell-style-name="Default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1" table:number-columns-repeated="1001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1列目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1列目</text:p>
          </table:table-cell>
          <table:table-cell office:value-type="string" calcext:value-type="string">
            <text:p>エージェント2のステップ数</text:p>
          </table:table-cell>
          <table:table-cell/>
          <table:table-cell table:number-columns-repeated="2" office:value-type="string" calcext:value-type="string">
            <text:p>ブロック数</text:p>
          </table:table-cell>
          <table:table-cell/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/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総ステップ数</text:p>
          </table:table-cell>
          <table:table-cell office:value-type="string" calcext:value-type="string">
            <text:p>ブロックが消えるステップ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 (ブロック消すのみ)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J44]*[.N2]" office:value-type="float" office:value="5418" calcext:value-type="float">
            <text:p>54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44]*[.N3]" office:value-type="float" office:value="5418" calcext:value-type="float">
            <text:p>5418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削除するブロック：５　</text:p>
            <text:p>理由　衝突しない、総ステップ数最小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J44]*[.N4]" office:value-type="float" office:value="5418" calcext:value-type="float">
            <text:p>5418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418" calcext:value-type="float">
            <text:p>5418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418" calcext:value-type="float">
            <text:p>5418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418" calcext:value-type="float">
            <text:p>5418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5418" calcext:value-type="float">
            <text:p>5418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418" calcext:value-type="float">
            <text:p>5418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418" calcext:value-type="float">
            <text:p>5418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418" calcext:value-type="float">
            <text:p>541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5418" calcext:value-type="float">
            <text:p>5418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418" calcext:value-type="float">
            <text:p>5418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5418" calcext:value-type="float">
            <text:p>5418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5418" calcext:value-type="float">
            <text:p>5418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5418" calcext:value-type="float">
            <text:p>5418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5418" calcext:value-type="float">
            <text:p>5418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5418" calcext:value-type="float">
            <text:p>5418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5418" calcext:value-type="float">
            <text:p>5418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[.J44]*[.N20]" office:value-type="float" office:value="5375" calcext:value-type="float">
            <text:p>5375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5375" calcext:value-type="float">
            <text:p>5375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5375" calcext:value-type="float">
            <text:p>5375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5375" calcext:value-type="float">
            <text:p>5375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5375" calcext:value-type="float">
            <text:p>5375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5375" calcext:value-type="float">
            <text:p>5375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5375" calcext:value-type="float">
            <text:p>5375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5375" calcext:value-type="float">
            <text:p>5375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5375" calcext:value-type="float">
            <text:p>5375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5375" calcext:value-type="float">
            <text:p>5375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5375" calcext:value-type="float">
            <text:p>5375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5375" calcext:value-type="float">
            <text:p>537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5375" calcext:value-type="float">
            <text:p>5375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5375" calcext:value-type="float">
            <text:p>5375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5375" calcext:value-type="float">
            <text:p>5375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5375" calcext:value-type="float">
            <text:p>5375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5375" calcext:value-type="float">
            <text:p>537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5375" calcext:value-type="float">
            <text:p>5375</text:p>
          </table:table-cell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5375" calcext:value-type="float">
            <text:p>5375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5375" calcext:value-type="float">
            <text:p>5375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5375" calcext:value-type="float">
            <text:p>5375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5375" calcext:value-type="float">
            <text:p>5375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5375" calcext:value-type="float">
            <text:p>5375</text:p>
          </table:table-cell>
          <table:table-cell office:value-type="float" office:value="41" calcext:value-type="float">
            <text:p>41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5375" calcext:value-type="float">
            <text:p>5375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5375" calcext:value-type="float">
            <text:p>5375</text:p>
          </table:table-cell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3" table:default-cell-style-name="ce1"/>
        <table:table-column table:style-name="co25" table:default-cell-style-name="ce1"/>
        <table:table-column table:style-name="co26" table:default-cell-style-name="ce1"/>
        <table:table-column table:style-name="co17" table:default-cell-style-name="ce1"/>
        <table:table-column table:style-name="co11" table:number-columns-repeated="1013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/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ブロックが消えるステップ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(ブロック消すのみ)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削除するブロック：7　</text:p>
            <text:p>理由　衝突しない、総ステップ数最小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1" table:number-columns-repeated="1013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/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ブロックが消えるステップ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(ブロック消すのみ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削除するブロック：9　</text:p>
            <text:p>理由　衝突しない、総ステップ数最小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1(block:10)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4(block:10)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5 (block:10)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3 (block:10)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0 (block:10)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6 (block:10) 衝突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5 (block:10) 衝突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0 (block:10)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3 (block:10)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2 (block:10) 衝突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" table:default-cell-style-name="ce1"/>
        <table:table-column table:style-name="co41" table:default-cell-style-name="ce1"/>
        <table:table-column table:style-name="co32" table:default-cell-style-name="ce1"/>
        <table:table-column table:style-name="co42" table:default-cell-style-name="ce1"/>
        <table:table-column table:style-name="co43" table:default-cell-style-name="ce1"/>
        <table:table-column table:style-name="co11" table:number-columns-repeated="1016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/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(ブロック消すのみ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削除するブロック：11　</text:p>
            <text:p>理由　衝突しない、総ステップ数最小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3(block:12) 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7 (block:12)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3(block:12)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5">
        <office:forms form:automatic-focus="false" form:apply-design-mode="false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11" table:number-columns-repeated="1016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/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(ブロック消すのみ)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6 (block:14) 衝突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削除するブロック：13　</text:p>
            <text:p>理由　衝突しない、総ステップ数最小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5(block:14)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5(block:14)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5(block:14)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4(block:14) 衝突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5(block:14) 衝突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8 (block:14) 衝突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6 (block:14) 衝突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8 (block:14) 衝突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6">
        <office:forms form:automatic-focus="false" form:apply-design-mode="false"/>
        <table:table-column table:style-name="co52" table:default-cell-style-name="ce1"/>
        <table:table-column table:style-name="co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11" table:default-cell-style-name="ce1"/>
        <table:table-column table:style-name="co57" table:default-cell-style-name="ce1"/>
        <table:table-column table:style-name="co58" table:default-cell-style-name="ce1"/>
        <table:table-column table:style-name="co11" table:number-columns-repeated="1015" table:default-cell-style-name="ce1"/>
        <table:table-row table:style-name="ro1">
          <table:table-cell office:value-type="string" calcext:value-type="string">
            <text:p>エージェント1,2のタスク割り当て位置 (y座標)</text:p>
          </table:table-cell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office:value-type="string" calcext:value-type="string">
            <text:p>エージェント1のステップ数</text:p>
          </table:table-cell>
          <table:table-cell office:value-type="string" calcext:value-type="string">
            <text:p>エージェント2のステップ数</text:p>
          </table:table-cell>
          <table:table-cell office:value-type="string" calcext:value-type="string">
            <text:p>収納密度(ブロック数)</text:p>
          </table:table-cell>
          <table:table-cell/>
          <table:table-cell office:value-type="string" calcext:value-type="string">
            <text:p>エージェント１のタスク割り当て位置 (x位置)</text:p>
          </table:table-cell>
          <table:table-cell office:value-type="string" calcext:value-type="string">
            <text:p>エージェント２のタスク割り当て位置 (x位置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(ブロック消すのみ)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削除するブロック：15　</text:p>
            <text:p>理由　衝突しない、総ステップ数最小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17 (block:16) 衝突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-¥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-¥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 number:style="long"/>
      <number:text>/</number:text>
      <number:day number:style="long"/>
      <number:text>/</number:text>
      <number:year/>
    </number:date-style>
    <number:date-style style:name="N131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2">
      <number:hours/>
      <number:text>時</number:text>
      <number:minutes number:style="long"/>
      <number:text>分</number:text>
    </number:time-style>
    <number:time-style style:name="N133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2pt" style:font-size-asian="12pt" style:font-name-complex="游ゴシック" style:font-family-complex="游ゴシック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00/00/00</text:date>, <text:time style:data-style-name="N2" text:time-value="15:16:47.84002603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鈴鹿　真世</meta:initial-creator>
    <meta:creation-date>2022-09-19T04:34:55</meta:creation-date>
    <dc:date>2022-09-22T17:43:50.722750682</dc:date>
    <meta:generator>LibreOffice/6.4.7.2$Linux_X86_64 LibreOffice_project/40$Build-2</meta:generator>
    <meta:editing-duration>PT2H25M8S</meta:editing-duration>
    <meta:editing-cycles>233</meta:editing-cycles>
    <meta:document-statistic meta:table-count="6" meta:cell-count="2975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8.981cm" xlink:href=".." xlink:type="simple" chart:class="chart:scatter" chart:style-name="ch1">
        <chart:plot-area chart:style-name="ch2" table:cell-range-address="Sheet1.K1:Sheet1.L44" chart:data-source-has-labels="row" svg:x="1.411cm" svg:y="0.179cm" svg:width="14.275cm" svg:height="7.562cm">
          <chartooo:coordinate-region svg:x="2.032cm" svg:y="0.378cm" svg:width="13.282cm" svg:height="6.716cm"/>
          <chart:axis chart:dimension="x" chart:name="primary-x" chart:style-name="ch3">
            <chart:title svg:x="7.856cm" svg:y="7.92cm" chart:style-name="ch4">
              <text:p>評価関数</text:p>
            </chart:title>
          </chart:axis>
          <chart:axis chart:dimension="y" chart:name="primary-y" chart:style-name="ch3">
            <chart:title svg:x="0.451cm" svg:y="4.811cm" chart:style-name="ch5">
              <text:p>ステップ数</text:p>
            </chart:title>
            <chart:grid chart:style-name="ch6" chart:class="major"/>
          </chart:axis>
          <chart:series chart:style-name="ch7" chart:values-cell-range-address="Sheet1.L2:Sheet1.L44" chart:label-cell-address="Sheet1.L1:Sheet1.L1" chart:class="chart:scatter">
            <chart:domain table:cell-range-address="Sheet1.K2:Sheet1.K44"/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K</text:p>
              </table:table-cell>
              <table:table-cell office:value-type="string">
                <text:p>エージェント2のステップ数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18">
                <text:p>5418</text:p>
                <draw:g>
                  <svg:desc>Sheet1.K2:Sheet1.K44</svg:desc>
                </draw:g>
              </table:table-cell>
              <table:table-cell office:value-type="float" office:value="1">
                <text:p>1</text:p>
                <draw:g>
                  <svg:desc>Sheet1.L2:Sheet1.L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18">
                <text:p>5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18">
                <text:p>54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18">
                <text:p>54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18">
                <text:p>54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18">
                <text:p>54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18">
                <text:p>54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18">
                <text:p>54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18">
                <text:p>54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18">
                <text:p>54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18">
                <text:p>54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18">
                <text:p>54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18">
                <text:p>54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18">
                <text:p>54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18">
                <text:p>54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18">
                <text:p>54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18">
                <text:p>54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18">
                <text:p>54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75">
                <text:p>53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75">
                <text:p>53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75">
                <text:p>53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75">
                <text:p>53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75">
                <text:p>53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75">
                <text:p>53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75">
                <text:p>53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75">
                <text:p>53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75">
                <text:p>53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75">
                <text:p>53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75">
                <text:p>53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75">
                <text:p>53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75">
                <text:p>53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75">
                <text:p>53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75">
                <text:p>53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75">
                <text:p>53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75">
                <text:p>53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75">
                <text:p>53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75">
                <text:p>53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75">
                <text:p>53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75">
                <text:p>53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75">
                <text:p>53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75">
                <text:p>53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75">
                <text:p>53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75">
                <text:p>5375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